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3.19cm" fo:margin-left="1.625cm" fo:margin-right="2.185cm" table:align="margins"/>
    </style:style>
    <style:style style:name="Таблица1.A" style:family="table-column">
      <style:table-column-properties style:column-width="4.519cm" style:rel-column-width="22452*"/>
    </style:style>
    <style:style style:name="Таблица1.B" style:family="table-column">
      <style:table-column-properties style:column-width="4.81cm" style:rel-column-width="23898*"/>
    </style:style>
    <style:style style:name="Таблица1.C" style:family="table-column">
      <style:table-column-properties style:column-width="3.861cm" style:rel-column-width="1918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language="ru" fo:country="RU"/>
    </style:style>
    <style:style style:name="P4" style:family="paragraph" style:parent-style-name="Standard">
      <style:text-properties style:font-name="Liberation Serif" fo:language="ru" fo:country="RU" style:text-underline-style="solid" style:text-underline-width="auto" style:text-underline-color="font-color"/>
    </style:style>
    <style:style style:name="P5" style:family="paragraph" style:parent-style-name="Standard" style:list-style-name="L1">
      <style:text-properties style:font-name="Liberation Serif" fo:language="ru" fo:country="RU"/>
    </style:style>
    <style:style style:name="P6" style:family="paragraph" style:parent-style-name="Standard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text-properties style:font-name="Liberation Serif" style:text-underline-style="none" fo:font-weight="bold" style:font-weight-asian="bold" style:font-weight-complex="bold"/>
    </style:style>
    <style:style style:name="P8" style:family="paragraph" style:parent-style-name="Standard" style:list-style-name="L1">
      <style:text-properties style:font-name="Liberation Seri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language="ru" fo:country="RU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10</text:p>
      <text:p text:style-name="P2">Оксиды. Классификация оксидов. Химические свойства основных оксидов.</text:p>
      <text:p text:style-name="P3"/>
      <text:p text:style-name="P3">Оксиды — сложные вещества, состоящие из атомов кислорода и некоторого химического элемента.</text:p>
      <text:p text:style-name="P3">Оксиды — бинарные соединения, в составе которых присутствует кислород с СТОК -2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9">Оксиды</text:p>
          </table:table-cell>
          <table:covered-table-cell/>
        </table:table-row>
        <table:table-row>
          <table:table-cell table:style-name="Таблица2.A2" office:value-type="string">
            <text:p text:style-name="P10">Солеобразующие</text:p>
          </table:table-cell>
          <table:table-cell table:style-name="Таблица2.B2" office:value-type="string">
            <text:p text:style-name="P10">Несолеобразующие</text:p>
          </table:table-cell>
        </table:table-row>
        <table:table-row>
          <table:table-cell table:style-name="Таблица2.A2" office:value-type="string">
            <text:p text:style-name="P10">Остальные</text:p>
          </table:table-cell>
          <table:table-cell table:style-name="Таблица2.B2" office:value-type="string">
            <text:p text:style-name="P10"><draw:frame draw:style-name="fr1" draw:name="Объект4" text:anchor-type="as-char" svg:width="2.803cm" svg:height="0.52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</table:table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10">Оксиды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0">Основные</text:p>
          </table:table-cell>
          <table:table-cell table:style-name="Таблица1.A2" office:value-type="string">
            <text:p text:style-name="P6">Амфотерные</text:p>
          </table:table-cell>
          <table:table-cell table:style-name="Таблица1.C2" office:value-type="string">
            <text:p text:style-name="P10">Кислотные</text:p>
          </table:table-cell>
        </table:table-row>
        <table:table-row>
          <table:table-cell table:style-name="Таблица1.A2" office:value-type="string">
            <text:p text:style-name="P10"><draw:frame draw:style-name="fr1" draw:name="Объект6" text:anchor-type="as-char" svg:width="4.055cm" svg:height="1.566cm" draw:z-index="1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1.A2" office:value-type="string">
            <text:p text:style-name="P1"><draw:frame draw:style-name="fr1" draw:name="Объект7" text:anchor-type="as-char" svg:width="4.387cm" svg:height="1.078cm" draw:z-index="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C2" office:value-type="string">
            <text:p text:style-name="P10"><draw:frame draw:style-name="fr1" draw:name="Объект8" text:anchor-type="as-char" svg:width="1.515cm" svg:height="1.018cm" draw:z-index="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0"><draw:frame draw:style-name="fr1" draw:name="Объект1" text:anchor-type="as-char" svg:width="3.47cm" svg:height="0.529cm" draw:z-index="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1.A2" office:value-type="string">
            <text:p text:style-name="P1"><draw:frame draw:style-name="fr1" draw:name="Объект2" text:anchor-type="as-char" svg:width="3.792cm" svg:height="0.531cm" draw:z-index="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1.C2" office:value-type="string">
            <text:p text:style-name="P10"><draw:frame draw:style-name="fr1" draw:name="Объект3" text:anchor-type="as-char" svg:width="3.63cm" svg:height="0.531cm" draw:z-index="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4"/>
      <text:p text:style-name="P1"/>
      <text:p text:style-name="P7">Основные оксиды</text:p>
      <text:list xml:id="list1944729984" text:style-name="L1">
        <text:list-item>
          <text:p text:style-name="P8"><draw:frame draw:style-name="fr1" draw:name="Объект13" text:anchor-type="as-char" svg:width="6.608cm" svg:height="0.748cm" draw:z-index="7"><draw:object xlink:href="./Object 1" xlink:type="simple" xlink:show="embed" xlink:actuate="onLoad"/><draw:image xlink:href="./ObjectReplacements/Object 1" xlink:type="simple" xlink:show="embed" xlink:actuate="onLoad"/></draw:frame></text:p>
          <text:p text:style-name="P8"><draw:frame draw:style-name="fr1" draw:name="Объект12" text:anchor-type="as-char" svg:width="4.366cm" svg:height="0.529cm" draw:z-index="8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"><draw:frame draw:style-name="fr1" draw:name="Объект14" text:anchor-type="as-char" svg:width="4.695cm" svg:height="0.783cm" draw:z-index="9"><draw:object xlink:href="./Object 3" xlink:type="simple" xlink:show="embed" xlink:actuate="onLoad"/><draw:image xlink:href="./ObjectReplacements/Object 3" xlink:type="simple" xlink:show="embed" xlink:actuate="onLoad"/></draw:frame></text:p>
          <text:p text:style-name="P8"><draw:frame draw:style-name="fr1" draw:name="Объект15" text:anchor-type="as-char" svg:width="3.849cm" svg:height="0.529cm" draw:z-index="10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8"><draw:frame draw:style-name="fr1" draw:name="Объект16" text:anchor-type="as-char" svg:width="2.963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p>
          <text:p text:style-name="P8"><draw:frame draw:style-name="fr1" draw:name="Объект18" text:anchor-type="as-char" svg:width="5.145cm" svg:height="1.141cm" draw:z-index="12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Из основных оксидов можно восстановить некоторые Ме</text:p>
          <text:p text:style-name="P5"><draw:frame draw:style-name="fr1" draw:name="Объект17" text:anchor-type="as-char" svg:width="4.089cm" svg:height="0.529cm" draw:z-index="13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47:19.02</meta:creation-date>
    <dc:date>2018-12-18T20:17:12.601206620</dc:date>
    <meta:editing-duration>PT5H7M45S</meta:editing-duration>
    <meta:editing-cycles>4</meta:editing-cycles>
    <meta:generator>LibreOffice/6.0.6.2$Linux_X86_64 LibreOffice_project/00m0$Build-2</meta:generator>
    <meta:document-statistic meta:table-count="2" meta:image-count="0" meta:object-count="14" meta:page-count="1" meta:paragraph-count="28" meta:word-count="52" meta:character-count="399" meta:non-whitespace-character-count="363"/>
  </office:meta>
</office:document-meta>
</file>

<file path=Object 1/content.xml><?xml version="1.0" encoding="utf-8"?>
<math xmlns="http://www.w3.org/1998/Math/MathML">
  <semantics>
    <mrow>
      <mrow>
        <munder>
          <mi mathvariant="italic">MeO</mi>
          <mi mathvariant="italic">осн.о.</mi>
        </munder>
        <mo stretchy="false">+</mo>
        <msub>
          <mi>H</mi>
          <mn>2</mn>
        </msub>
      </mrow>
      <mi>O</mi>
      <munder>
        <mo stretchy="false">→</mo>
        <mstyle mathsize="9pt">
          <mrow>
            <mrow>
              <mi mathvariant="italic">Если</mi>
              <mi/>
              <mi mathvariant="italic">Ме</mi>
              <mi/>
              <mi mathvariant="italic">акт.</mi>
              <mi/>
              <mi mathvariant="italic">или</mi>
              <mi/>
              <mi mathvariant="italic">Mg</mi>
            </mrow>
          </mrow>
        </mstyle>
      </munder>
      <mi mathvariant="italic">MeOH</mi>
    </mrow>
    <annotation encoding="StarMath 5.0">MeO  csub{осн.о.}  + H_2 O rightarrow  csub{ {  size 9 {Если` Ме` акт.` или` Mg}} }  MeOH </annotation>
  </semantics>
</math>
</file>

<file path=Object 14/content.xml><?xml version="1.0" encoding="utf-8"?>
<math xmlns="http://www.w3.org/1998/Math/MathML">
  <semantics>
    <mrow>
      <msub>
        <mi mathvariant="italic">CO</mi>
        <mn>2</mn>
      </msub>
      <mi>,</mi>
      <mi/>
      <msub>
        <mi mathvariant="italic">Mn</mi>
        <mn>2</mn>
      </msub>
      <msub>
        <mi>O</mi>
        <mn>7</mn>
      </msub>
      <mi>,</mi>
      <msub>
        <mi>P</mi>
        <mn>2</mn>
      </msub>
      <msub>
        <mi>O</mi>
        <mn>5</mn>
      </msub>
      <mi/>
    </mrow>
    <annotation encoding="StarMath 5.0">CO_2 ,`Mn_2 O_7 ,P_2 O_5`</annotation>
  </semantics>
</math>
</file>

<file path=Object 15/content.xml><?xml version="1.0" encoding="utf-8"?>
<math xmlns="http://www.w3.org/1998/Math/MathML">
  <semantics>
    <mrow>
      <mi mathvariant="italic">BeO</mi>
      <mi>,</mi>
      <mi/>
      <msub>
        <mi mathvariant="italic">Al</mi>
        <mn>2</mn>
      </msub>
      <msub>
        <mi>O</mi>
        <mn>3</mn>
      </msub>
      <mi>,</mi>
      <mi/>
      <msub>
        <mi mathvariant="italic">Cr</mi>
        <mn>2</mn>
      </msub>
      <msub>
        <mi>O</mi>
        <mn>3</mn>
      </msub>
    </mrow>
    <annotation encoding="StarMath 5.0">BeO, `Al_2 O_3 ,`Cr_2 O_3</annotation>
  </semantics>
</math>
</file>

<file path=Object 16/content.xml><?xml version="1.0" encoding="utf-8"?>
<math xmlns="http://www.w3.org/1998/Math/MathML">
  <semantics>
    <mrow>
      <msub>
        <mi mathvariant="italic">Na</mi>
        <mn>2</mn>
      </msub>
      <mi>O</mi>
      <mi>,</mi>
      <mi/>
      <mi mathvariant="italic">BaO</mi>
      <mi>,</mi>
      <mi/>
      <mi mathvariant="italic">CaO</mi>
    </mrow>
    <annotation encoding="StarMath 5.0">Na_2  O , ` BaO, ` CaO</annotation>
  </semantics>
</math>
</file>

<file path=Object 17/content.xml><?xml version="1.0" encoding="utf-8"?>
<math xmlns="http://www.w3.org/1998/Math/MathML">
  <semantics>
    <mtable>
      <mtr>
        <mtd>
          <mrow>
            <msup>
              <mi mathvariant="italic">Me</mi>
              <mrow>
                <mi/>
                <mo stretchy="false">&gt;</mo>
                <mn>4</mn>
              </mrow>
            </msup>
            <mi>O</mi>
          </mrow>
        </mtd>
      </mtr>
      <mtr>
        <mtd>
          <mrow>
            <mi mathvariant="italic">неMe</mi>
            <mi>O</mi>
          </mrow>
        </mtd>
      </mtr>
    </mtable>
    <annotation encoding="StarMath 5.0"> Me ^{` &gt; 4 }O newline
 неMe O</annotation>
  </semantics>
</math>
</file>

<file path=Object 18/content.xml><?xml version="1.0" encoding="utf-8"?>
<math xmlns="http://www.w3.org/1998/Math/MathML">
  <semantics>
    <mtable>
      <mtr>
        <mtd>
          <mrow>
            <msup>
              <mi mathvariant="italic">Me</mi>
              <mrow>
                <mrow>
                  <mo stretchy="false">+</mo>
                  <mn>3</mn>
                </mrow>
                <mrow>
                  <mi>;</mi>
                  <mo stretchy="false">+</mo>
                  <mn>4</mn>
                </mrow>
              </mrow>
            </msup>
            <mi>O</mi>
          </mrow>
        </mtd>
      </mtr>
      <mtr>
        <mtd>
          <mrow>
            <mrow>
              <mo stretchy="false">+</mo>
              <msup>
                <mi mathvariant="italic">Be</mi>
                <mrow>
                  <mo stretchy="false">+</mo>
                  <mn>2</mn>
                </mrow>
              </msup>
            </mrow>
            <mi>,</mi>
            <msup>
              <mi mathvariant="italic">Pb</mi>
              <mrow>
                <mo stretchy="false">+</mo>
                <mn>2</mn>
              </mrow>
            </msup>
            <mi>,</mi>
            <msup>
              <mi mathvariant="italic">Sn</mi>
              <mrow>
                <mo stretchy="false">+</mo>
                <mn>2</mn>
              </mrow>
            </msup>
            <mi>,</mi>
            <msup>
              <mi mathvariant="italic">Zn</mi>
              <mrow>
                <mo stretchy="false">+</mo>
                <mn>2</mn>
              </mrow>
            </msup>
          </mrow>
        </mtd>
      </mtr>
    </mtable>
    <annotation encoding="StarMath 5.0"> Me ^{+3;+4}O newline +  Be^{+2}, Pb^{+2},Sn^{+2},Zn^{+2}</annotation>
  </semantics>
</math>
</file>

<file path=Object 19/content.xml><?xml version="1.0" encoding="utf-8"?>
<math xmlns="http://www.w3.org/1998/Math/MathML">
  <semantics>
    <mtable>
      <mtr>
        <mtd>
          <mrow>
            <msup>
              <mi mathvariant="italic">Me</mi>
              <mrow>
                <mrow>
                  <mo stretchy="false">+</mo>
                  <mn>1</mn>
                </mrow>
                <mrow>
                  <mi>;</mi>
                  <mo stretchy="false">+</mo>
                  <mn>2</mn>
                </mrow>
              </mrow>
            </msup>
            <mi>O</mi>
          </mrow>
        </mtd>
      </mtr>
      <mtr>
        <mtd>
          <mi mathvariant="italic">Исключения</mi>
        </mtd>
      </mtr>
      <mtr>
        <mtd>
          <mrow>
            <msup>
              <mi mathvariant="italic">Be</mi>
              <mrow>
                <mo stretchy="false">+</mo>
                <mn>2</mn>
              </mrow>
            </msup>
            <mi>,</mi>
            <msup>
              <mi mathvariant="italic">Pb</mi>
              <mrow>
                <mo stretchy="false">+</mo>
                <mn>2</mn>
              </mrow>
            </msup>
            <mi>,</mi>
            <msup>
              <mi mathvariant="italic">Sn</mi>
              <mrow>
                <mo stretchy="false">+</mo>
                <mn>2</mn>
              </mrow>
            </msup>
            <mi>,</mi>
            <msup>
              <mi mathvariant="italic">Zn</mi>
              <mrow>
                <mo stretchy="false">+</mo>
                <mn>2</mn>
              </mrow>
            </msup>
          </mrow>
        </mtd>
      </mtr>
    </mtable>
    <annotation encoding="StarMath 5.0"> Me ^{+1;+2}O newline  Исключения newline Be^{+2}, Pb^{+2},Sn^{+2},Zn^{+2} </annotation>
  </semantics>
</math>
</file>

<file path=Object 2/content.xml><?xml version="1.0" encoding="utf-8"?>
<math xmlns="http://www.w3.org/1998/Math/MathML">
  <semantics>
    <mrow>
      <mrow>
        <mi mathvariant="italic">CaO</mi>
        <mo stretchy="false">+</mo>
        <msub>
          <mi>H</mi>
          <mn>2</mn>
        </msub>
      </mrow>
      <mi>O</mi>
      <mo stretchy="false">→</mo>
      <mi mathvariant="italic">Ca</mi>
      <msub>
        <mrow>
          <mo stretchy="false">(</mo>
          <mi mathvariant="italic">OH</mi>
          <mo stretchy="false">)</mo>
        </mrow>
        <mn>2</mn>
      </msub>
    </mrow>
    <annotation encoding="StarMath 5.0">
CaO+H_2 O rightarrow Ca(OH)_2</annotation>
  </semantics>
</math>
</file>

<file path=Object 3/content.xml><?xml version="1.0" encoding="utf-8"?>
<math xmlns="http://www.w3.org/1998/Math/MathML">
  <semantics>
    <mrow>
      <mrow>
        <munder>
          <mi mathvariant="italic">MeO</mi>
          <mi mathvariant="italic">осн.о.</mi>
        </munder>
        <mo stretchy="false">+</mo>
        <mstyle mathsize="9pt">
          <mrow>
            <mtable>
              <mtr>
                <mtd>
                  <mrow>
                    <mi mathvariant="italic">кислотный</mi>
                    <mi/>
                    <mi mathvariant="italic">остаток</mi>
                  </mrow>
                </mtd>
              </mtr>
              <mtr>
                <mtd>
                  <mrow>
                    <mi mathvariant="italic">от</mi>
                    <mi/>
                    <mi mathvariant="italic">сильной</mi>
                    <mi/>
                    <mi mathvariant="italic">кислоты</mi>
                  </mrow>
                </mtd>
              </mtr>
            </mtable>
          </mrow>
        </mstyle>
      </mrow>
      <mo stretchy="false">→</mo>
    </mrow>
    <annotation encoding="StarMath 5.0">MeO  csub{осн.о.}  +size 9 {binom{кислотный` остаток}{от` сильной` кислоты}} rightarrow     </annotation>
  </semantics>
</math>
</file>

<file path=Object 4/content.xml><?xml version="1.0" encoding="utf-8"?>
<math xmlns="http://www.w3.org/1998/Math/MathML">
  <semantics>
    <mrow>
      <mrow>
        <mi mathvariant="italic">MgO</mi>
        <mo stretchy="false">+</mo>
        <msub>
          <mi mathvariant="italic">SO</mi>
          <mn>3</mn>
        </msub>
      </mrow>
      <mo stretchy="false">→</mo>
      <msub>
        <mi mathvariant="italic">MgSO</mi>
        <mn>4</mn>
      </msub>
    </mrow>
    <annotation encoding="StarMath 5.0">MgO+SO_3 rightarrow MgSO_4</annotation>
  </semantics>
</math>
</file>

<file path=Object 5/content.xml><?xml version="1.0" encoding="utf-8"?>
<math xmlns="http://www.w3.org/1998/Math/MathML">
  <semantics>
    <mrow>
      <mi mathvariant="italic">MeO</mi>
      <mo stretchy="false">+</mo>
      <mi mathvariant="italic">кислота</mi>
    </mrow>
    <annotation encoding="StarMath 5.0">MeO+ кислота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CuO</mi>
              <mo stretchy="false">+</mo>
              <mn>2</mn>
            </mrow>
            <mi mathvariant="italic">HCl</mi>
            <mo stretchy="false">→</mo>
            <mrow>
              <msub>
                <mi mathvariant="italic">CuCl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CuO+2 HCl rightarrow  CuCl_2 +H_2 O newline
CuO+ 2 H^+` rightarrow Cu^+` +H_2 O</annotation>
  </semantics>
</math>
</file>

<file path=Object 7/content.xml><?xml version="1.0" encoding="utf-8"?>
<math xmlns="http://www.w3.org/1998/Math/MathML">
  <semantics>
    <mrow>
      <mrow>
        <mi mathvariant="italic">СuO</mi>
        <mo stretchy="false">+</mo>
        <msub>
          <mi>H</mi>
          <mn>2</mn>
        </msub>
      </mrow>
      <mo stretchy="false">→</mo>
      <mrow>
        <mi mathvariant="italic">Cu</mi>
        <mo stretchy="false">+</mo>
        <msub>
          <mi>H</mi>
          <mn>2</mn>
        </msub>
      </mrow>
      <mi>O</mi>
    </mrow>
    <annotation encoding="StarMath 5.0">СuO + H_2 rightarrow Cu +H_2 O</annotation>
  </semantics>
</math>
</file>

<file path=Object 8/content.xml><?xml version="1.0" encoding="utf-8"?>
<math xmlns="http://www.w3.org/1998/Math/MathML">
  <semantics>
    <mrow>
      <mi mathvariant="italic">NO</mi>
      <mi>,</mi>
      <mi/>
      <msub>
        <mi mathvariant="italic">NO</mi>
        <mn>2</mn>
      </msub>
      <mi>,</mi>
      <mi/>
      <mi mathvariant="italic">CO</mi>
    </mrow>
    <annotation encoding="StarMath 5.0">NO, `NO_2 ,`CO</annotation>
  </semantics>
</math>
</file>